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3.185cm" table:align="left" style:may-break-between-rows="false"/>
    </style:style>
    <style:style style:name="Table2.A" style:family="table-column">
      <style:table-column-properties style:column-width="3.542cm"/>
    </style:style>
    <style:style style:name="Table2.B" style:family="table-column">
      <style:table-column-properties style:column-width="9.643cm"/>
    </style:style>
    <style:style style:name="Table2.1" style:family="table-row">
      <style:table-row-properties style:keep-together="false" fo:keep-together="always"/>
    </style:style>
    <style:style style:name="Table2.A1" style:family="table-cell">
      <style:table-cell-properties fo:background-color="transparent" fo:padding-left="0cm" fo:padding-right="0cm" fo:padding-top="0.03cm" fo:padding-bottom="0.03cm" fo:border="none">
        <style:background-image/>
      </style:table-cell-properties>
    </style:style>
    <style:style style:name="Table2.A2" style:family="table-cell">
      <style:table-cell-properties fo:padding-left="0cm" fo:padding-right="0cm" fo:padding-top="0.03cm" fo:padding-bottom="0.03cm" fo:border="none"/>
    </style:style>
    <style:style style:name="Table2.B2" style:family="table-cell" style:data-style-name="N0">
      <style:table-cell-properties fo:padding-left="0cm" fo:padding-right="0cm" fo:padding-top="0.03cm" fo:padding-bottom="0.03cm" fo:border="none"/>
    </style:style>
    <style:style style:name="P1" style:family="paragraph" style:parent-style-name="Text_20_body">
      <style:paragraph-properties fo:margin-left="1cm" fo:margin-right="0cm" fo:text-indent="-0.3cm" style:auto-text-indent="false"/>
    </style:style>
    <style:style style:name="P2" style:family="paragraph" style:parent-style-name="TODO">
      <style:paragraph-properties fo:margin-left="1cm" fo:margin-right="0cm" fo:text-indent="-0.3cm" style:auto-text-indent="false">
        <style:tab-stops/>
      </style:paragraph-properties>
    </style:style>
    <style:style style:name="P3" style:family="paragraph" style:parent-style-name="Text_20_body" style:list-style-name="List_20_1"/>
    <style:style style:name="P4" style:family="paragraph" style:parent-style-name="Text_20_body" style:list-style-name="List_20_1">
      <style:paragraph-properties fo:margin-left="1cm" fo:margin-right="0cm" fo:text-indent="-0.3cm" style:auto-text-indent="false"/>
    </style:style>
    <style:style style:name="P5" style:family="paragraph" style:parent-style-name="Heading_20_2">
      <style:paragraph-properties fo:break-before="page"/>
    </style:style>
    <style:style style:name="P6" style:family="paragraph" style:parent-style-name="Heading_20_1">
      <style:paragraph-properties fo:text-align="center" style:justify-single-word="false"/>
    </style:style>
    <style:style style:name="T1" style:family="text">
      <style:text-properties style:font-name="Palatino" style:font-name-asian="Palatino" style:font-name-complex="Palatino"/>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style:wrap="parallel" style:number-wrapped-paragraphs="no-limit" style:vertical-pos="from-top" style:vertical-rel="page-content" style:horizontal-pos="from-left" style:horizontal-rel="page-content"/>
    </style:style>
    <style:style style:name="fr2" style:family="graphic" style:parent-style-name="Sidebar">
      <style:graphic-properties fo:margin-top="0.499cm" fo:margin-bottom="0cm" style:vertical-pos="bottom" style:vertical-rel="page-content" style:horizontal-pos="center" style:horizontal-rel="page-content" fo:padding-left="0.499cm" fo:padding-right="0.499cm" fo:padding-top="0cm" fo:padding-bottom="0.199cm" fo:border="0.018cm solid #000000" style:shadow="none" style:flow-with-text="false">
        <style:columns fo:column-count="1" fo:column-gap="0cm"/>
      </style:graphic-properties>
    </style:style>
    <style:style style:name="fr3"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0cm" svg:y="0cm" svg:width="16.999cm" style:rel-width="100%" draw:z-index="2">
        <draw:text-box fo:min-height="1.66cm">
          <text:h text:style-name="P6" text:outline-level="1">Character Creation Summary</text:h>
        </draw:text-box>
      </draw:frame>
      <text:p text:style-name="Compound_20_Title_20_1"><draw:frame draw:style-name="fr3" draw:name="graphics2" text:anchor-type="char" svg:width="16.619cm" svg:height="5.122cm" draw:z-index="0"><draw:image xlink:href="../Discordians_Title_Backdrop.png" xlink:type="simple" xlink:show="embed" xlink:actuate="onLoad"/></draw:frame>Chapter Two</text:p>
      <text:h text:style-name="Compound_20_Title_20_2" text:outline-level="1"><text:toc-mark text:string-value="Chapter Two: Character Creation" text:outline-level="1"/>Character Creation</text:h>
      <text:p text:style-name="Quotations_20__28_short_29_">“That man lives best who’s fain<text:line-break/>to live half mad, half sane.”<text:line-break/>– Jan van Stijevoort</text:p>
      <text:section text:style-name="Sect1" text:name="Section1">
        <text:h text:style-name="Heading_20_2" text:outline-level="2">Step One: Character Concept</text:h>
        <text:p text:style-name="TODO">TODO</text:p>
        <text:h text:style-name="Heading_20_3" text:outline-level="3">Division</text:h>
        <text:p text:style-name="TODO">TODO</text:p>
        <text:h text:style-name="Heading_20_3" text:outline-level="3">Parametadivision</text:h>
        <text:p text:style-name="TODO">TODO</text:p>
        <text:h text:style-name="Heading_20_3" text:outline-level="3">Motivation</text:h>
        <text:p text:style-name="TODO">TODO</text:p>
        <text:h text:style-name="Heading_20_2" text:outline-level="2">Step Two: Attributes</text:h>
        <text:p text:style-name="TODO">TODO</text:p>
        <text:h text:style-name="Heading_20_2" text:outline-level="2">Step Three: Abilities</text:h>
        <text:p text:style-name="TODO">TODO</text:p>
        <text:h text:style-name="Heading_20_2" text:outline-level="2">Step Four: Advantages</text:h>
        <text:p text:style-name="TODO">TODO</text:p>
        <text:h text:style-name="Heading_20_3" text:outline-level="3">Backgrounds</text:h>
        <text:p text:style-name="TODO">TODO</text:p>
        <text:h text:style-name="Heading_20_3" text:outline-level="3">Charms</text:h>
        <text:p text:style-name="TODO">TODO</text:p>
        <text:h text:style-name="Heading_20_3" text:outline-level="3">Virtues</text:h>
        <text:p text:style-name="TODO">TODO</text:p>
        <text:h text:style-name="Heading_20_2" text:outline-level="2">Step Five: Finishing Touches</text:h>
        <text:p text:style-name="TODO">TODO</text:p>
        <text:h text:style-name="Heading_20_3" text:outline-level="3">Willpower</text:h>
        <text:p text:style-name="TODO">TODO</text:p>
        <text:h text:style-name="Heading_20_3" text:outline-level="3">Intimacies</text:h>
        <text:p text:style-name="TODO">TODO</text:p>
        <text:h text:style-name="Heading_20_3" text:outline-level="3">Essence and Essence Pools</text:h>
        <text:p text:style-name="TODO">TODO</text:p>
        <text:h text:style-name="Heading_20_3" text:outline-level="3">Health Levels</text:h>
        <text:p text:style-name="TODO">TODO</text:p>
        <text:h text:style-name="Heading_20_2" text:outline-level="2">Bonus Points</text:h>
        <text:p text:style-name="TODO">TODO</text:p>
        <text:h text:style-name="Heading_20_2" text:outline-level="2">Spark of Life</text:h>
        <text:p text:style-name="TODO">TODO</text:p>
        <text:h text:style-name="Heading_20_2" text:outline-level="2"><text:soft-page-break/>[Thematics]</text:h>
        <text:p text:style-name="Text_20_body">Discordians are not heroes; they would rather be iconoclasts than icons. <text:s/>Like all Exalted, they do certain things amazingly well, but mostly they just do their own thing.</text:p>
        <text:p text:style-name="Text_20_body">They are not Solars. <text:s/>In battle they’re as likely to sneak off after they’ve started a conflict, as to lead a glorious charge. <text:s/>They do not stand with the gods, except to make funny faces behind their backs.</text:p>
        <text:p text:style-name="Text_20_body">They are not Lunars. <text:s/>They may shape societies, but they seek balance rather than victory or survival. <text:s/>They’re certainly no stewards, either, favoring the sociological equivalent of throwing a spanner or some clogs in the works—for their own good, you understand—then legging it.</text:p>
        <text:p text:style-name="Text_20_body">They are not the Dragon-Blooded. <text:s/>They are Princes only of themselves, and usually quite Maculate. <text:s/>They don’t pass on their exaltation through breeding, as far as any one knows. Wouldn’t turn down a good orgy, though.</text:p>
        <text:p text:style-name="Text_20_body">They are not the Sidereals. <text:s/>True, they have some power over the Loom of Fate, but they are just as adept at bending any form of Reality to their whims, in a modest way. <text:s/>Also, they would only work in a large forward-planning organization if it were necessary to counter an overdose of disorganization somewhere: they’re only bureaucrats if it suits them.</text:p>
        <text:p text:style-name="Text_20_body">They are certainly not the Abyssals. <text:s/>Death and rebirth are part of the balance they hum along to, but the idea of total Oblivion is at once horrific and laughable to them.</text:p>
        <text:p text:style-name="Text_20_body">They are not the Alchemicals. <text:s/>Autochthon may have had a hand in their creation, perhaps unwittingly, but they certainly don’t follow the templates of his Chosen and Built. <text:s/>They are nonetheless found within his body, for the struggle between the Eight Nations on one hand, and the Gremlins playing out the Maker’s sickness on the other, is just the sort of trouble which attracts them. <text:s/>Plus, there’s all those cool toys.</text:p>
        <text:p text:style-name="Text_20_body">They are not the Infernals, either. <text:s/>It’s possible that they are born of some Primordial-level power but, if so, it’s not one grieving over and railing against some unjust binding. <text:s/>Their sense of Virtue is much closer to the mortal norm, too (as long as you include madmen).</text:p>
        <text:p text:style-name="Text_20_body">So, what are they, then? <text:s/>They are mischief-makers and mystics, tricksters and eccentrics, anarchists and clowns, who see their own truths with such unquestioned conviction that they gradually bend the world to fit them. <text:s/>Loki, Coyote, V, Don Quixote, the Fool of the Tarot—these are some of their counterparts in our myths.</text:p>
        <text:p text:style-name="Text_20_body">They are women and men who have touched enlightenment, and found that it has stuck to them for some reason, but see their own humanity all the more clearly for it. <text:s/>They are possessed of the typical Virtues, but also extol such alternatives as Laziness, Impatience and Hubris. <text:s/>Champions of free will, they will gladly force it on others, whether they like it or not.</text:p>
        <text:h text:style-name="Heading_20_2" text:outline-level="2">[Converted Discordians?]</text:h>
        <text:p text:style-name="TODO">I had an idea of something like akuma for Discordians. <text:s/>If becoming an Erisian is about learning to see the world differently, perhaps those already Exalted could be converted, just as mortals can. <text:s/>This might explain existence of a few Discordians in the First Age. <text:s/>I’m imagining that this conversion doesn’t last past re-incarnation, so the Exaltation returns to its original state on the death of the host. <text:s/>The next recipient might gain some unusual memories, though.</text:p>
        <text:p text:style-name="TODO">This would need proper character creation rules. <text:s/>I was thinking maybe new Charms learned would replace old ones, by way of conversion. <text:s/>The most powerful Charms would be lost first, and used to buy less powerful Charms in the new Charm trees. <text:s/>I’m imagining that no new Charms can be bought until all old ones have been converted, though the character need not convert them all at once. <text:s/>That’s a bit of a random idea, and I’d need to say what would happen to Combos involving them.</text:p>
        <text:p text:style-name="TODO">Also I’m not sure what would happen to existing anima powers, attuned artifacts made of no-longer-suitable magical materials etc.</text:p>
        <text:h text:style-name="Heading_20_2" text:outline-level="2"/>
        <text:h text:style-name="P5" text:outline-level="2">Step One: Character Concept</text:h>
        <text:p text:style-name="Text_20_body">Choose concept, Division and Parametadivision</text:p>
        <text:p text:style-name="Text_20_body">Chose a Motivation of change and balance for your character.</text:p>
        <text:p text:style-name="Text_20_body">Note Division’s and Parametadivision’s anima and other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Choose <text:span text:style-name="T3">three</text:span> Divisional Abilities from the list for the character’s Division, and a further five Favored Abilities. <text:s/>(The Favored Abilities may include the remaining Divisional Abilities.)</text:p>
        <text:p text:style-name="Text_20_body">Choose Abilities (28<text:span text:style-name="T1">—at least</text:span> 8 must be from Divisional or Favored Abilities; at least one must be in each Favored ability;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bilities) and Virtues (5<text:span text:style-name="T1">—a</text:span>ll begin at 1;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h text:style-name="Heading_20_2" text:outline-level="2">Divisions</text:h>
        <text:list xml:id="list1763979571" text:style-name="List_20_1">
          <text:list-item>
            <text:p text:style-name="P4"><text:span text:style-name="Inline_20_Heading">1</text:span><text:span text:style-name="Inline_20_Heading"><text:span text:style-name="T2">st</text:span></text:span><text:span text:style-name="Inline_20_Heading"> Division—Anchor:</text:span> Focused and instinctive, the Most Beautiful follow their own wind and trail Chaos in their wake.</text:p>
          </text:list-item>
        </text:list>
        <text:p text:style-name="P1"><text:span text:style-name="T4">Divisional Abilities:</text:span> Athletics, Awareness, Martial Arts, Sail, Survival</text:p>
        <text:p text:style-name="P2"><text:span text:style-name="T4">Anima Powers:</text:span> Blah</text:p>
        <text:list xml:id="list904412692" text:continue-numbering="true" text:style-name="List_20_1">
          <text:list-item>
            <text:p text:style-name="P4"><text:span text:style-name="Inline_20_Heading">2</text:span><text:span text:style-name="Inline_20_Heading"><text:span text:style-name="T2">nd</text:span></text:span><text:span text:style-name="Inline_20_Heading"> Division—Arrow:</text:span> Empathetic and beguiling, the Matchmakers use the forces of desire to sling-shot themselves and others into new arrangements.</text:p>
          </text:list-item>
        </text:list>
        <text:p text:style-name="P1"><text:span text:style-name="T4">Divisional Abilities:</text:span> Archery, Investigation, Medicine, Performance, Ride</text:p>
        <text:p text:style-name="P2"><text:span text:style-name="T4">Anima Powers:</text:span> Blah</text:p>
        <text:list xml:id="list778195047" text:continue-numbering="true" text:style-name="List_20_1">
          <text:list-item>
            <text:p text:style-name="P4"><text:span text:style-name="Inline_20_Heading">3</text:span><text:span text:style-name="Inline_20_Heading"><text:span text:style-name="T2">rd</text:span></text:span><text:span text:style-name="Inline_20_Heading"> Division—Apple:</text:span> Inspiring and influential, the Offendis enthuse and confuse all they meet, drawing groups together in common cause.</text:p>
          </text:list-item>
        </text:list>
        <text:p text:style-name="P1"><text:span text:style-name="T4">Divisional Abilities:</text:span> Linguistics, Melee, Presence, Socialize, War</text:p>
        <text:p text:style-name="P2"><text:span text:style-name="T4">Anima Powers:</text:span> Blah</text:p>
        <text:list xml:id="list1152078768" text:continue-numbering="true" text:style-name="List_20_1">
          <text:list-item>
            <text:p text:style-name="P4"><text:span text:style-name="Inline_20_Heading">4</text:span><text:span text:style-name="Inline_20_Heading"><text:span text:style-name="T2">th</text:span></text:span><text:span text:style-name="Inline_20_Heading"> Division—Archway:</text:span> Mysterious and sneaky, the Unhinged know things you don’t, and step around rules instead of breaking them.</text:p>
          </text:list-item>
        </text:list>
        <text:p text:style-name="P1"><text:span text:style-name="T4">Divisional Abilities:</text:span> Dodge, Larceny, Occult, Thrown, Stealth</text:p>
        <text:p text:style-name="P2"><text:span text:style-name="T4">Anima Powers:</text:span> Blah</text:p>
        <text:list xml:id="list1478626493" text:continue-numbering="true" text:style-name="List_20_1">
          <text:list-item>
            <text:p text:style-name="P4"><text:span text:style-name="Inline_20_Heading">5</text:span><text:span text:style-name="Inline_20_Heading"><text:span text:style-name="T2">th</text:span></text:span><text:span text:style-name="Inline_20_Heading"> Division—Anvil:</text:span> Resolute and controlling, the Architects use the structures of reality to tear down and re-build things as they see fit.</text:p>
          </text:list-item>
        </text:list>
        <text:p text:style-name="P1"><text:span text:style-name="T4">Divisional Abilities:</text:span> <text:span text:style-name="Inline_20_Heading"><text:span text:style-name="T5">Bureaucracy, Craft, </text:span></text:span>Integrity, Lore, Resistance</text:p>
        <text:p text:style-name="P2"><text:span text:style-name="T4">Anima Powers:</text:span> Blah</text:p>
        <text:h text:style-name="Heading_20_2" text:outline-level="2">Parametadivisions</text:h>
        <text:list xml:id="list798038836" text:continue-numbering="true" text:style-name="List_20_1">
          <text:list-item>
            <text:p text:style-name="P3"><text:span text:style-name="Inline_20_Heading">Division of Good from Bad:</text:span> Reflecting the light of the excellent Solars.</text:p>
          </text:list-item>
        </text:list>
        <text:p text:style-name="Text_20_body"><text:span text:style-name="T4">Erisian Element:</text:span> Orange—warm glows in many shades, from various sources.</text:p>
        <text:p text:style-name="TODO"><text:span text:style-name="T4">Anima Powers:</text:span> blah</text:p>
        <text:list xml:id="list1806675206" text:continue-numbering="true" text:style-name="List_20_1">
          <text:list-item>
            <text:p text:style-name="P3"><text:span text:style-name="Inline_20_Heading">Division of Night from Day:</text:span> Mirroring the two-faced Lunars.</text:p>
          </text:list-item>
        </text:list>
        <text:p text:style-name="Text_20_body"><text:span text:style-name="T4">Erisian Element:</text:span> Sweet—pleasant, intense or energizing sensations and emotions.</text:p>
        <text:p text:style-name="TODO"><text:span text:style-name="T4">Anima Powers:</text:span> blah</text:p>
        <text:list xml:id="list1722236378" text:continue-numbering="true" text:style-name="List_20_1">
          <text:list-item>
            <text:p text:style-name="P3"><text:span text:style-name="Inline_20_Heading">Division of Seed from Tree:</text:span> Pretenders to the Dragon-Blooded thrones.</text:p>
          </text:list-item>
        </text:list>
        <text:p text:style-name="Text_20_body"><text:span text:style-name="T4">Erisian Element:</text:span> Boom—explosion, unstable mixtures, pressure changes, anger.</text:p>
        <text:p text:style-name="TODO"><text:span text:style-name="T4">Anima Powers:</text:span> blah</text:p>
        <text:list xml:id="list2045544849" text:continue-numbering="true" text:style-name="List_20_1">
          <text:list-item>
            <text:p text:style-name="P3"><text:span text:style-name="Inline_20_Heading">Division of Might from Will:</text:span> Threading their way among the Sidereals.</text:p>
          </text:list-item>
        </text:list>
        <text:p text:style-name="Text_20_body"><text:span text:style-name="T4">Erisian Element:</text:span> Pungent—intrusively strong sensations, blatant lies, great art.</text:p>
        <text:p text:style-name="TODO"><text:span text:style-name="T4">Anima Powers:</text:span> blah</text:p>
        <text:list xml:id="list609906389" text:continue-numbering="true" text:style-name="List_20_1">
          <text:list-item>
            <text:p text:style-name="P3"><text:span text:style-name="Inline_20_Heading">Division of Blood from Stone:</text:span> Re-purposed for integration with the Alchemicals.</text:p>
          </text:list-item>
        </text:list>
        <text:p text:style-name="Text_20_body"><text:span text:style-name="T4">Erisian Element:</text:span> Prickle—unease, harassment, impinging rules.</text:p>
        <text:p text:style-name="TODO"><text:span text:style-name="T4">Anima Powers:</text:span> blah</text:p>
        <text:list xml:id="list960566861" text:continue-numbering="true" text:style-name="List_20_1">
          <text:list-item>
            <text:p text:style-name="P3"><text:span text:style-name="Inline_20_Heading">Division by Zero:</text:span> Bearing the death of the Abyssals.</text:p>
          </text:list-item>
        </text:list>
        <text:p text:style-name="Text_20_body"><text:span text:style-name="T4">Erisian Element:</text:span> Dirt—things where they are not wanted, decay, disgust.</text:p>
        <text:p text:style-name="TODO"><text:span text:style-name="T4">Anima Powers:</text:span> blah</text:p>
        <text:list xml:id="list1815992397" text:continue-numbering="true" text:style-name="List_20_1">
          <text:list-item>
            <text:p text:style-name="P3"><text:span text:style-name="Inline_20_Heading">Division of Labor:</text:span> Going underground among the Jadeborn.</text:p>
          </text:list-item>
        </text:list>
        <text:p text:style-name="Text_20_body"><text:span text:style-name="T4">Erisian Element:</text:span> Focus—unwavering attention, dedication, trance.</text:p>
        <text:p text:style-name="TODO"><text:soft-page-break/><text:span text:style-name="T4">Anima Powers:</text:span> blah</text:p>
        <text:list xml:id="list1549959284" text:continue-numbering="true" text:style-name="List_20_1">
          <text:list-item>
            <text:p text:style-name="P3"><text:span text:style-name="Inline_20_Heading">The Indivisibles:</text:span> Reshaping the stories of the raksha.</text:p>
          </text:list-item>
        </text:list>
        <text:p text:style-name="Text_20_body"><text:span text:style-name="T4">Erisian Element:</text:span> Dream—stories, hopes, imagination and unreality.</text:p>
        <text:p text:style-name="TODO"><text:span text:style-name="T4">Anima Powers:</text:span> blah</text:p>
        <text:list xml:id="list1392382147" text:continue-numbering="true" text:style-name="List_20_1">
          <text:list-item>
            <text:p text:style-name="P3"><text:span text:style-name="Inline_20_Heading">The Sub-Division:</text:span> Breaking in to the cabals of the Infernals.</text:p>
          </text:list-item>
        </text:list>
        <text:p text:style-name="Text_20_body"><text:span text:style-name="T4">Erisian Element:</text:span> Binding—imprisonment, allegiances, ties and oaths.</text:p>
        <text:p text:style-name="TODO"><text:span text:style-name="T4">Anima Powers:</text:span> blah</text:p>
        <text:h text:style-name="Heading_20_2" text:outline-level="2">Motivation</text:h>
        <text:p text:style-name="Text_20_body">Choose a goal of change and balance for your character.</text:p>
        <text:h text:style-name="Heading_20_2" text:outline-level="2">Virtues</text:h>
        <text:list xml:id="list840777339" text:continue-numbering="true" text:style-name="List_20_1">
          <text:list-item>
            <text:p text:style-name="P3"><text:span text:style-name="Inline_20_Heading">Compassion</text:span>—Empathy and forgiveness.</text:p>
          </text:list-item>
          <text:list-item>
            <text:p text:style-name="P3"><text:span text:style-name="Inline_20_Heading">Conviction</text:span>—Emotional endurance.</text:p>
          </text:list-item>
          <text:list-item>
            <text:p text:style-name="P3"><text:span text:style-name="Inline_20_Heading">Temperance</text:span>—Self-control, clear-headedness.</text:p>
          </text:list-item>
          <text:list-item>
            <text:p text:style-name="P3"><text:span text:style-name="Inline_20_Heading">Valor</text:span>—Courage and bravery.</text:p>
          </text:list-item>
        </text:list>
        <text:h text:style-name="Heading_20_2" text:outline-level="2">Backgrounds</text:h>
        <text:list xml:id="list705673382" text:continue-numbering="true" text:style-name="List_20_1">
          <text:list-item>
            <text:p text:style-name="P3"><text:span text:style-name="Inline_20_Heading">Allies</text:span>—Aides and friends who help in tasks.</text:p>
          </text:list-item>
          <text:list-item>
            <text:p text:style-name="P3"><text:span text:style-name="Inline_20_Heading">Artifact</text:span>—Wondrous devices of the First Age.</text:p>
          </text:list-item>
          <text:list-item>
            <text:p text:style-name="P3"><text:span text:style-name="Inline_20_Heading">Backing</text:span>—Standing and rank in an organization of power and influence.</text:p>
          </text:list-item>
          <text:list-item>
            <text:p text:style-name="P3"><text:span text:style-name="Inline_20_Heading">Contacts</text:span>—Information sources and people in useful places.</text:p>
          </text:list-item>
          <text:list-item>
            <text:p text:style-name="P3"><text:span text:style-name="Inline_20_Heading">Cult</text:span>—Mortals whom you have persuaded to worship something (ideally not you).</text:p>
          </text:list-item>
          <text:list-item>
            <text:p text:style-name="P3"><text:span text:style-name="Inline_20_Heading">Echoes</text:span>—Fragments of the memories of dead Exalted.</text:p>
          </text:list-item>
          <text:list-item>
            <text:p text:style-name="P3"><text:span text:style-name="Inline_20_Heading">Familiar</text:span>—An animal companion.</text:p>
          </text:list-item>
          <text:list-item>
            <text:p text:style-name="P3"><text:span text:style-name="Inline_20_Heading">Followers</text:span>—Mortals who look to you for leadership.</text:p>
          </text:list-item>
          <text:list-item>
            <text:p text:style-name="P3"><text:span text:style-name="Inline_20_Heading">Influence</text:span>—Your pull in the world around you.</text:p>
          </text:list-item>
          <text:list-item>
            <text:p text:style-name="P3"><text:span text:style-name="Inline_20_Heading">Manse</text:span>—A construction or area of power and Essence.</text:p>
          </text:list-item>
          <text:list-item>
            <text:p text:style-name="P3"><text:span text:style-name="Inline_20_Heading">Mentor</text:span>—A teacher and instructor.</text:p>
          </text:list-item>
          <text:list-item>
            <text:p text:style-name="P3"><text:span text:style-name="Inline_20_Heading">Pineal Gland</text:span>—A mystical connection to the will of Eris.</text:p>
          </text:list-item>
          <text:list-item>
            <text:p text:style-name="P3"><text:span text:style-name="Inline_20_Heading">Resources</text:span>—Material goods and money.</text:p>
          </text:list-item>
          <text:list-item>
            <text:p text:style-name="P3"><text:span text:style-name="Inline_20_Heading">Sifu</text:span>—A tutor in supernatural and Sidereal martial arts.</text:p>
          </text:list-item>
          <text:list-item>
            <text:p text:style-name="P3"><text:span text:style-name="Inline_20_Heading">Spies</text:span>—A hidden network of informers.<draw:frame draw:style-name="fr2" draw:name="Frame2" text:anchor-type="char" fo:min-width="1.071cm" draw:z-index="1"><draw:text-box fo:min-height="1.08cm"><text:h text:style-name="Heading_20_2" text:outline-level="2">Bonus Points</text:h><table:table table:name="Table2" table:style-name="Table2"><table:table-column table:style-name="Table2.A"/><table:table-column table:style-name="Table2.B"/><table:table-row table:style-name="Table2.1"><table:table-cell table:style-name="Table2.A1" office:value-type="string"><text:p text:style-name="Table_20_Heading">Trait</text:p></table:table-cell><table:table-cell table:style-name="Table2.A1" office:value-type="string"><text:p text:style-name="Table_20_Heading">Cost</text:p></table:table-cell></table:table-row><table:table-row table:style-name="Table2.1"><table:table-cell table:style-name="Table2.A2" office:value-type="string"><text:p text:style-name="Table_20_Contents">Attribute</text:p></table:table-cell><table:table-cell table:style-name="Table2.B2" office:value-type="float" office:value="4"><text:p text:style-name="Table_20_Contents">4</text:p></table:table-cell></table:table-row><table:table-row table:style-name="Table2.1"><table:table-cell table:style-name="Table2.A2" office:value-type="string"><text:p text:style-name="Table_20_Contents">Ability</text:p></table:table-cell><table:table-cell table:style-name="Table2.A1" office:value-type="string"><text:p text:style-name="Table_20_Contents">2 (1 if Divisional or Favored)</text:p></table:table-cell></table:table-row><table:table-row table:style-name="Table2.1"><table:table-cell table:style-name="Table2.A2" office:value-type="string"><text:p text:style-name="Table_20_Contents">Background</text:p></table:table-cell><table:table-cell table:style-name="Table2.A2" office:value-type="string"><text:p text:style-name="Table_20_Contents">1 (2 if raised above 3)</text:p></table:table-cell></table:table-row><table:table-row table:style-name="Table2.1"><table:table-cell table:style-name="Table2.A2" office:value-type="string"><text:p text:style-name="Table_20_Contents">Specialty</text:p></table:table-cell><table:table-cell table:style-name="Table2.A2" office:value-type="string"><text:p text:style-name="Table_20_Contents">1 (2 per 1 if in a Divisional or Favored Ability)</text:p></table:table-cell></table:table-row><table:table-row table:style-name="Table2.1"><table:table-cell table:style-name="Table2.A2" office:value-type="string"><text:p text:style-name="Table_20_Contents">Virtue</text:p></table:table-cell><table:table-cell table:style-name="Table2.B2" office:value-type="float" office:value="3"><text:p text:style-name="Table_20_Contents">3</text:p></table:table-cell></table:table-row><table:table-row table:style-name="Table2.1"><table:table-cell table:style-name="Table2.A2" office:value-type="string"><text:p text:style-name="Table_20_Contents">Willpower</text:p></table:table-cell><table:table-cell table:style-name="Table2.B2" office:value-type="float" office:value="2"><text:p text:style-name="Table_20_Contents">2</text:p></table:table-cell></table:table-row><table:table-row table:style-name="Table2.1"><table:table-cell table:style-name="Table2.A2" office:value-type="string"><text:p text:style-name="Table_20_Contents">Intimacies</text:p></table:table-cell><table:table-cell table:style-name="Table2.A2" office:value-type="string"><text:p text:style-name="Table_20_Contents">3 to increase starting Intimacies to (Willpower + Compassion)</text:p></table:table-cell></table:table-row><table:table-row table:style-name="Table2.1"><table:table-cell table:style-name="Table2.A2" office:value-type="string"><text:p text:style-name="Table_20_Contents">Essence</text:p></table:table-cell><table:table-cell table:style-name="Table2.B2" office:value-type="float" office:value="9"><text:p text:style-name="Table_20_Contents">9</text:p></table:table-cell></table:table-row><table:table-row table:style-name="Table2.1"><table:table-cell table:style-name="Table2.A2" office:value-type="string"><text:p text:style-name="Table_20_Contents">Charms</text:p></table:table-cell><table:table-cell table:style-name="Table2.A2" office:value-type="string"><text:p text:style-name="Table_20_Contents">6 (4 if Divisional or Favored)</text:p></table:table-cell></table:table-row></table:table><text:p text:style-name="Text_20_body"/></draw:text-box></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Text" style:family="paragraph" style:parent-style-name="Caption" style:class="extra"/>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wo: Character Creation</dc:title>
    <dc:date>2012-01-21T16:28:52</dc:date>
    <meta:editing-duration>PT11H19M17S</meta:editing-duration>
    <meta:editing-cycles>31</meta:editing-cycles>
    <meta:generator>OpenOffice.org/3.3$Unix OpenOffice.org_project/330m20$Build-9567</meta:generator>
    <dc:creator>Hugh Greene</dc:creator>
    <meta:document-statistic meta:table-count="1" meta:image-count="1" meta:object-count="0" meta:page-count="5" meta:paragraph-count="160" meta:word-count="1510" meta:character-count="9515"/>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